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jaliOldLipi" svg:font-family="AnjaliOldLipi" style:font-pitch="variable"/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njaliOldLipi" fo:font-weight="bold" style:font-weight-asian="bold" style:font-weight-complex="bold"/>
    </style:style>
    <style:style style:name="P2" style:family="paragraph" style:parent-style-name="Standard">
      <style:text-properties style:font-name="AnjaliOldLipi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de la Estructura del Sistema</text:p>
      <text:p text:style-name="P2">Vamos a crear un conjunto de archivos de documentación que describan la arquitectura, modelos de datos y flujos principales del sistema:</text:p>
      <text:p text:style-name="P2"><text:s/><text:span text:style-name="T1">Documentación del Sistema de Facturación</text:span></text:p>
      <text:p text:style-name="P2"/>
      <text:p text:style-name="P2">## Estructura General</text:p>
      <text:p text:style-name="P2"/>
      <text:p text:style-name="P2">El sistema está organizado en una arquitectura cliente-servidor:</text:p>
      <text:p text:style-name="P2"/>
      <text:p text:style-name="P2">- **Frontend**: Aplicación React con Material UI</text:p>
      <text:p text:style-name="P2">- **Backend**: API REST en Node.js con Express</text:p>
      <text:p text:style-name="P2">- **Base de Datos**: MongoDB</text:p>
      <text:p text:style-name="P2"/>
      <text:p text:style-name="P2">## Estructura de Directorios</text:p>
      <text:p text:style-name="P2">/</text:p>
      <text:p text:style-name="P2">├── backend/</text:p>
      <text:p text:style-name="P2">│ <text:s text:c="2"/>├── src/</text:p>
      <text:p text:style-name="P2">│ <text:s text:c="2"/>│ <text:s text:c="2"/>├── controllers/ <text:s text:c="2"/># Lógica de negocio y manejo de solicitudes</text:p>
      <text:p text:style-name="P2">│ <text:s text:c="2"/>│ <text:s text:c="2"/>├── models/ <text:s text:c="7"/># Modelos de datos (Mongoose)</text:p>
      <text:p text:style-name="P2">│ <text:s text:c="2"/>│ <text:s text:c="2"/>├── routes/ <text:s text:c="7"/># Definición de rutas de la API</text:p>
      <text:p text:style-name="P2">│ <text:s text:c="2"/>│ <text:s text:c="2"/>├── middleware/ <text:s text:c="3"/># Middleware para autenticación, etc.</text:p>
      <text:p text:style-name="P2">│ <text:s text:c="2"/>│ <text:s text:c="2"/>├── services/ <text:s text:c="5"/># Servicios reutilizables</text:p>
      <text:p text:style-name="P2">│ <text:s text:c="2"/>│ <text:s text:c="2"/>├── utils/ <text:s text:c="8"/># Funciones de utilidad</text:p>
      <text:p text:style-name="P2">│ <text:s text:c="2"/>│ <text:s text:c="2"/>└── app.js <text:s text:c="8"/># Punto de entrada del servidor</text:p>
      <text:p text:style-name="P2">│ <text:s text:c="2"/>├── migrations/ <text:s text:c="7"/># Migraciones para la base de datos</text:p>
      <text:p text:style-name="P2">│ <text:s text:c="2"/>└── tests/ <text:s text:c="12"/># Pruebas automatizadas</text:p>
      <text:p text:style-name="P2">├── frontend/</text:p>
      <text:p text:style-name="P2">│ <text:s text:c="2"/>├── src/</text:p>
      <text:p text:style-name="P2">│ <text:s text:c="2"/>│ <text:s text:c="2"/>├── components/ <text:s text:c="3"/># Componentes reutilizables</text:p>
      <text:p text:style-name="P2">│ <text:s text:c="2"/>│ <text:s text:c="2"/>│ <text:s text:c="2"/>└── layout/ <text:s text:c="3"/># Componentes estructurales</text:p>
      <text:p text:style-name="P2">│ <text:s text:c="2"/>│ <text:s text:c="2"/>├── contexts/ <text:s text:c="5"/># Contextos de React para estado global</text:p>
      <text:p text:style-name="P2">│ <text:s text:c="2"/>│ <text:s text:c="2"/>├── hooks/ <text:s text:c="8"/># Hooks personalizados</text:p>
      <text:p text:style-name="P2">│ <text:s text:c="2"/>│ <text:s text:c="2"/>├── pages/ <text:s text:c="8"/># Componentes de página</text:p>
      <text:p text:style-name="P2">│ <text:s text:c="2"/>│ <text:s text:c="2"/>├── services/ <text:s text:c="5"/># Servicios para comunicación con API</text:p>
      <text:p text:style-name="P2">│ <text:s text:c="2"/>│ <text:s text:c="2"/>└── utils/ <text:s text:c="8"/># Funciones de utilidad</text:p>
      <text:p text:style-name="P2">│ <text:s text:c="2"/>└── public/ <text:s text:c="11"/># Activos estáticos</text:p>
      <text:p text:style-name="P2">Copy</text:p>
      <text:p text:style-name="P2">### Modelo de Datos</text:p>
      <text:p text:style-name="P2"/>
      <text:p text:style-name="P2">Para asegurar que todos comprenden la estructura de datos, necesitamos documentar claramente los modelos principales y sus relaciones:</text:p>
      <text:p text:style-name="P2"/>
      <text:p text:style-name="P2"><text:soft-page-break/>```markdown</text:p>
      <text:p text:style-name="P2">## Modelos de Datos Principales</text:p>
      <text:p text:style-name="P2"/>
      <text:p text:style-name="P2">### Patient (Paciente)</text:p>
      <text:p text:style-name="P2">- **documentType**: Tipo de documento (CC, TI, CE, PA)</text:p>
      <text:p text:style-name="P2">- **documentNumber**: Número de documento (único)</text:p>
      <text:p text:style-name="P2">- **firstName**: Primer nombre</text:p>
      <text:p text:style-name="P2">- **secondName**: Segundo nombre (opcional)</text:p>
      <text:p text:style-name="P2">- **firstLastName**: Primer apellido</text:p>
      <text:p text:style-name="P2">- **secondLastName**: Segundo apellido (opcional)</text:p>
      <text:p text:style-name="P2">- **birthDate**: Fecha de nacimiento</text:p>
      <text:p text:style-name="P2">- **gender**: Género (M, F)</text:p>
      <text:p text:style-name="P2">- **regimen**: Régimen (Contributivo, Subsidiado)</text:p>
      <text:p text:style-name="P2">- **municipality**: Municipio</text:p>
      <text:p text:style-name="P2">- **department**: Departamento</text:p>
      <text:p text:style-name="P2">- **fullName**: Nombre completo (generado automáticamente)</text:p>
      <text:p text:style-name="P2">- **active**: Estado del paciente</text:p>
      <text:p text:style-name="P2"/>
      <text:p text:style-name="P2">### ServiceRecord (Registro de Servicio)</text:p>
      <text:p text:style-name="P2">- **patientId**: Referencia al paciente</text:p>
      <text:p text:style-name="P2">- **documentNumber**: Número de documento del paciente</text:p>
      <text:p text:style-name="P2">- **cupsCode**: Código CUPS del servicio</text:p>
      <text:p text:style-name="P2">- **serviceDate**: Fecha del servicio</text:p>
      <text:p text:style-name="P2">- **contractId**: Referencia al contrato</text:p>
      <text:p text:style-name="P2">- **companyId**: Referencia a la empresa</text:p>
      <text:p text:style-name="P2">- **value**: Valor del servicio</text:p>
      <text:p text:style-name="P2">- **description**: Descripción del servicio</text:p>
      <text:p text:style-name="P2">- **authorization**: Número de autorización</text:p>
      <text:p text:style-name="P2">- **diagnosis**: Diagnóstico CIE-10</text:p>
      <text:p text:style-name="P2">- **status**: Estado del servicio (pendiente, prefacturado, anulado)</text:p>
      <text:p text:style-name="P2"/>
      <text:p text:style-name="P2">### PreBill (Prefactura)</text:p>
      <text:p text:style-name="P2">- **companyId**: Referencia a la empresa</text:p>
      <text:p text:style-name="P2">- **contractId**: Referencia al contrato</text:p>
      <text:p text:style-name="P2">- **patientId**: Referencia al paciente</text:p>
      <text:p text:style-name="P2">- **patientData**: Datos del paciente al momento de prefacturar</text:p>
      <text:p text:style-name="P2">- **services**: Array de servicios incluidos</text:p>
      <text:p text:style-name="P2"><text:s text:c="2"/>- **serviceId**: ID del registro de servicio</text:p>
      <text:p text:style-name="P2"><text:s text:c="2"/>- **cupsCode**: Código CUPS</text:p>
      <text:p text:style-name="P2"><text:s text:c="2"/>- **value**: Valor</text:p>
      <text:p text:style-name="P2"><text:s text:c="2"/>- **serviceDate**: Fecha de servicio</text:p>
      <text:p text:style-name="P2">- **totalValue**: Valor total de la prefactura</text:p>
      <text:p text:style-name="P2"><text:soft-page-break/>- **status**: Estado (pending, exported)</text:p>
      <text:p text:style-name="P2"/>
      <text:p text:style-name="P2">### Company (Empresa)</text:p>
      <text:p text:style-name="P2">- **name**: Nombre de la empresa</text:p>
      <text:p text:style-name="P2">- **nit**: NIT</text:p>
      <text:p text:style-name="P2">- **code**: Código</text:p>
      <text:p text:style-name="P2">- **status**: Estado (active, inactive)</text:p>
      <text:p text:style-name="P2"/>
      <text:p text:style-name="P2">### Contract (Contrato)</text:p>
      <text:p text:style-name="P2">- **code**: Código</text:p>
      <text:p text:style-name="P2">- **name**: Nombre</text:p>
      <text:p text:style-name="P2">- **company**: Referencia a la empresa</text:p>
      <text:p text:style-name="P2">- **type**: Tipo (LABORATORIO, ODONTOLOGIA, MEDICINA, OTROS)</text:p>
      <text:p text:style-name="P2">- **validFrom**: Fecha de inicio</text:p>
      <text:p text:style-name="P2">- **validTo**: Fecha de fin</text:p>
      <text:p text:style-name="P2">- **status**: Estado (active, inactive)</text:p>
      <text:p text:style-name="P2">Flujos de Procesos Principales</text:p>
      <text:p text:style-name="P2">También es importante documentar los flujos de trabajo principales del sistema:</text:p>
      <text:p text:style-name="P2">markdownCopy## Flujos de Procesos Principales</text:p>
      <text:p text:style-name="P2"/>
      <text:p text:style-name="P2">### 1. Registro y Búsqueda de Pacientes</text:p>
      <text:p text:style-name="P2">1. El usuario busca un paciente por número de documento</text:p>
      <text:p text:style-name="P2">2. Si el paciente existe, se muestran sus datos</text:p>
      <text:p text:style-name="P2">3. Si no existe, se puede registrar un nuevo paciente</text:p>
      <text:p text:style-name="P2">4. Los datos del paciente se almacenan en la base de datos</text:p>
      <text:p text:style-name="P2"/>
      <text:p text:style-name="P2">### 2. Registro de Servicios</text:p>
      <text:p text:style-name="P2">1. Se busca un paciente existente</text:p>
      <text:p text:style-name="P2">2. Se selecciona el servicio a registrar (código CUPS)</text:p>
      <text:p text:style-name="P2">3. Se ingresan los datos del servicio (fecha, valor, etc.)</text:p>
      <text:p text:style-name="P2">4. El servicio queda registrado con estado "pendiente"</text:p>
      <text:p text:style-name="P2"/>
      <text:p text:style-name="P2">### 3. Prefacturación</text:p>
      <text:p text:style-name="P2">1. Se busca un paciente con servicios pendientes</text:p>
      <text:p text:style-name="P2">2. Se seleccionan los servicios a prefacturar</text:p>
      <text:p text:style-name="P2">3. Se selecciona la empresa y contrato</text:p>
      <text:p text:style-name="P2">4. Se agregan datos adicionales (autorización, diagnóstico)</text:p>
      <text:p text:style-name="P2">5. Se genera la prefactura</text:p>
      <text:p text:style-name="P2">6. Los servicios cambian a estado "prefacturado"</text:p>
      <text:p text:style-name="P2"/>
      <text:p text:style-name="P2">### 4. Exportación de Prefacturas</text:p>
      <text:p text:style-name="P2">1. Se seleccionan las prefacturas a exportar</text:p>
      <text:p text:style-name="P2"><text:soft-page-break/>2. Se genera un archivo Excel con estructura definida</text:p>
      <text:p text:style-name="P2">3. Las prefacturas cambian a estado "exported"</text:p>
      <text:p text:style-name="P2"/>
      <text:p text:style-name="P2">### 5. Generación de RIPS</text:p>
      <text:p text:style-name="P2">1. Se selecciona período, empresa y contrato</text:p>
      <text:p text:style-name="P2">2. Se selecciona la resolución (2275 o 3374)</text:p>
      <text:p text:style-name="P2">3. Se validan los datos para RIPS</text:p>
      <text:p text:style-name="P2">4. Se generan los archivos RIPS según la estructura requerida</text:p>
      <text:p text:style-name="P2">5. Se descargan los archivos o se envían al destinatario</text:p>
      <text:p text:style-name="P2">API Endpoints</text:p>
      <text:p text:style-name="P2">Documentar los endpoints de la API es crucial para los desarrolladores:</text:p>
      <text:p text:style-name="P2">markdownCopy## API Endpoints</text:p>
      <text:p text:style-name="P2"/>
      <text:p text:style-name="P2">### Autenticación</text:p>
      <text:p text:style-name="P2">- `POST /api/auth/login`: Iniciar sesión</text:p>
      <text:p text:style-name="P2">- `POST /api/auth/register`: Registrar usuario (solo admin)</text:p>
      <text:p text:style-name="P2"/>
      <text:p text:style-name="P2">### Pacientes</text:p>
      <text:p text:style-name="P2">- `GET /api/patients`: Listar pacientes</text:p>
      <text:p text:style-name="P2">- `GET /api/patients/:document`: Buscar paciente por documento</text:p>
      <text:p text:style-name="P2">- `POST /api/patients`: Crear nuevo paciente</text:p>
      <text:p text:style-name="P2">- `PUT /api/patients/:id`: Actualizar paciente</text:p>
      <text:p text:style-name="P2"/>
      <text:p text:style-name="P2">### Servicios</text:p>
      <text:p text:style-name="P2">- `GET /api/services/records`: Listar registros de servicios</text:p>
      <text:p text:style-name="P2">- `GET /api/services/patients/:documentNumber/services`: Obtener servicios de un paciente</text:p>
      <text:p text:style-name="P2">- `POST /api/services/record`: Crear registro de servicio</text:p>
      <text:p text:style-name="P2">- `PATCH /api/services/records/:id/status`: Actualizar estado de servicio</text:p>
      <text:p text:style-name="P2"/>
      <text:p text:style-name="P2">### Prefacturación</text:p>
      <text:p text:style-name="P2">- `POST /api/prebills`: Crear prefactura</text:p>
      <text:p text:style-name="P2">- `GET /api/prebills/export`: Exportar prefacturas</text:p>
      <text:p text:style-name="P2">- `GET /api/prebills/history`: Obtener historial de prefacturas</text:p>
      <text:p text:style-name="P2">- `GET /api/prebills/reprint/:id`: Reimprimir prefactura</text:p>
      <text:p text:style-name="P2"/>
      <text:p text:style-name="P2">### Reportes</text:p>
      <text:p text:style-name="P2">- `POST /api/reports/generate`: Generar reporte personalizado</text:p>
      <text:p text:style-name="P2">- `POST /api/reports/export`: Exportar reporte a Excel</text:p>
      <text:p text:style-name="P2">- `GET /api/reports/municipalities`: Obtener lista de municipios</text:p>
      <text:p text:style-name="P2"/>
      <text:p text:style-name="P2">### Empresas y Contratos</text:p>
      <text:p text:style-name="P2">- `GET /api/companies`: Listar empresas</text:p>
      <text:p text:style-name="P2"><text:soft-page-break/>- `GET /api/companies/:companyId/contracts`: Obtener contratos de una empresa</text:p>
      <text:p text:style-name="P2">- `GET /api/contracts`: Listar todos los contratos</text:p>
      <text:p text:style-name="P2"/>
      <text:p text:style-name="P2">### Importación</text:p>
      <text:p text:style-name="P2">- `GET /api/import/template/:type`: Descargar plantilla de importación</text:p>
      <text:p text:style-name="P2">- `POST /api/import/patients`: Importar pacientes</text:p>
      <text:p text:style-name="P2">- `POST /api/import/services`: Importar servicios</text:p>
      <text:p text:style-name="P2">Rendimiento y Optimización</text:p>
      <text:p text:style-name="P2">Finalmente, documentemos las mejoras de rendimiento implementadas:</text:p>
      <text:p text:style-name="P2">markdownCopy## Optimizaciones de Rendimiento</text:p>
      <text:p text:style-name="P2"/>
      <text:p text:style-name="P2">### Indexación de Base de Datos</text:p>
      <text:p text:style-name="P2">- Índices simples en campos de búsqueda frecuente (documentNumber, status, etc.)</text:p>
      <text:p text:style-name="P2">- Índices compuestos para consultas complejas (patientId + serviceDate)</text:p>
      <text:p text:style-name="P2"/>
      <text:p text:style-name="P2">### Optimización de Consultas</text:p>
      <text:p text:style-name="P2">- Uso de proyecciones para seleccionar solo campos necesarios</text:p>
      <text:p text:style-name="P2">- Paginación implementada en listados extensos</text:p>
      <text:p text:style-name="P2">- Uso de countDocuments en lugar de find().count()</text:p>
      <text:p text:style-name="P2"/>
      <text:p text:style-name="P2">### Caché</text:p>
      <text:p text:style-name="P2">- Implementación de caché en el lado del cliente para reducir llamadas a la API</text:p>
      <text:p text:style-name="P2">- Invalidación selectiva de caché cuando cambian los datos</text:p>
      <text:p text:style-name="P2"/>
      <text:p text:style-name="P2">### Frontend</text:p>
      <text:p text:style-name="P2">- Componentes con carga diferida (React.lazy)</text:p>
      <text:p text:style-name="P2">- Memoización de componentes y cálculos costosos</text:p>
      <text:p text:style-name="P2">- Renderizado condicional para optimizar componentes grand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jaliOldLipi" svg:font-family="AnjaliOldLipi" style:font-pitch="variable"/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1:37:49.892600323</meta:creation-date>
    <dc:date>2025-02-27T22:00:50.763374552</dc:date>
    <meta:editing-duration>PT12M44S</meta:editing-duration>
    <meta:editing-cycles>1</meta:editing-cycles>
    <meta:document-statistic meta:table-count="0" meta:image-count="0" meta:object-count="0" meta:page-count="5" meta:paragraph-count="167" meta:word-count="1025" meta:character-count="7246" meta:non-whitespace-character-count="6201"/>
    <meta:generator>LibreOffice/24.2.7.2$Linux_X86_64 LibreOffice_project/420$Build-2</meta:generator>
  </office:meta>
</office:document-meta>
</file>